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olumn4" style:family="table-column">
      <style:table-column-properties style:column-width="2.1631in"/>
    </style:style>
    <style:style style:name="TableColumn5" style:family="table-column">
      <style:table-column-properties style:column-width="2.1631in"/>
    </style:style>
    <style:style style:name="TableColumn6" style:family="table-column">
      <style:table-column-properties style:column-width="2.1631in"/>
    </style:style>
    <style:style style:name="Table3" style:family="table">
      <style:table-properties style:width="6.4895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48" style:family="table-column">
      <style:table-column-properties style:column-width="2.1631in"/>
    </style:style>
    <style:style style:name="TableColumn49" style:family="table-column">
      <style:table-column-properties style:column-width="2.1631in"/>
    </style:style>
    <style:style style:name="TableColumn50" style:family="table-column">
      <style:table-column-properties style:column-width="2.1631in"/>
    </style:style>
    <style:style style:name="Table47" style:family="table">
      <style:table-properties style:width="6.4895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5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" style:parent-style-name="Normal" style:family="paragraph">
      <style:paragraph-properties fo:margin-bottom="0in" fo:line-height="100%"/>
    </style:style>
    <style:style style:name="T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96" style:family="table-column">
      <style:table-column-properties style:column-width="2.1631in"/>
    </style:style>
    <style:style style:name="TableColumn97" style:family="table-column">
      <style:table-column-properties style:column-width="2.1631in"/>
    </style:style>
    <style:style style:name="TableColumn98" style:family="table-column">
      <style:table-column-properties style:column-width="2.1631in"/>
    </style:style>
    <style:style style:name="Table95" style:family="table">
      <style:table-properties style:width="6.4895in" fo:margin-left="0in" table:align="lef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10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1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1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1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13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13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4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olumn142" style:family="table-column">
      <style:table-column-properties style:column-width="2.3951in"/>
    </style:style>
    <style:style style:name="TableColumn143" style:family="table-column">
      <style:table-column-properties style:column-width="1.9798in"/>
    </style:style>
    <style:style style:name="TableColumn144" style:family="table-column">
      <style:table-column-properties style:column-width="2.1145in"/>
    </style:style>
    <style:style style:name="Table141" style:family="table">
      <style:table-properties style:width="6.4895in" fo:margin-left="0in" table:align="lef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14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1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1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1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9" style:parent-style-name="DefaultParagraphFont" style:family="text">
      <style:text-properties style:font-name="Times New Roman" style:font-name-complex="Times New Roman"/>
    </style:style>
    <style:style style:name="T180" style:parent-style-name="DefaultParagraphFont" style:family="text">
      <style:text-properties style:font-name="Times New Roman" style:font-name-complex="Times New Roman" fo:language="en" fo:country="US"/>
    </style:style>
    <style:style style:name="T181" style:parent-style-name="DefaultParagraphFont" style:family="text">
      <style:text-properties style:font-name="Times New Roman" style:font-name-complex="Times New Roman"/>
    </style:style>
    <style:style style:name="T1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8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189" style:family="table-column">
      <style:table-column-properties style:column-width="2.1631in"/>
    </style:style>
    <style:style style:name="TableColumn190" style:family="table-column">
      <style:table-column-properties style:column-width="2.1631in"/>
    </style:style>
    <style:style style:name="TableColumn191" style:family="table-column">
      <style:table-column-properties style:column-width="2.1631in"/>
    </style:style>
    <style:style style:name="Table188" style:family="table">
      <style:table-properties style:width="6.4895in" fo:margin-left="0in" table:align="lef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19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9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1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0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20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2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237" style:family="table-column">
      <style:table-column-properties style:column-width="2.1631in"/>
    </style:style>
    <style:style style:name="TableColumn238" style:family="table-column">
      <style:table-column-properties style:column-width="2.1631in"/>
    </style:style>
    <style:style style:name="TableColumn239" style:family="table-column">
      <style:table-column-properties style:column-width="2.1631in"/>
    </style:style>
    <style:style style:name="Table236" style:family="table">
      <style:table-properties style:width="6.4895in" fo:margin-left="0in" table:align="lef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24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4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2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2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5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2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7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9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6" style:parent-style-name="Normal" style:family="paragraph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Тест-кейсы</text:p>
      <text:p text:style-name="P2">UI test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UI</text:span><text:span text:style-name="T11"><text:s/>-</text:span><text:span text:style-name="T12"><text:s/></text:span><text:span text:style-name="T13">1</text:span></text:p>
          </table:table-cell>
          <table:table-cell table:style-name="TableCell14" table:number-columns-spanned="2">
            <text:p text:style-name="P15">Заголовок страницы «Кредитный калькулятор»</text:p>
          </table:table-cell>
          <table:covered-table-cell/>
        </table:table-row>
        <table:table-row table:style-name="TableRow16">
          <table:table-cell table:style-name="TableCell17">
            <text:p text:style-name="P18">Цель этапа</text:p>
          </table:table-cell>
          <table:table-cell table:style-name="TableCell19" table:number-columns-spanned="2">
            <text:p text:style-name="P20">Проверить заголовок страницы<text:s/></text:p>
          </table:table-cell>
          <table:covered-table-cell/>
        </table:table-row>
        <table:table-row table:style-name="TableRow21">
          <table:table-cell table:style-name="TableCell22">
            <text:p text:style-name="P23">Условия тестирования</text:p>
          </table:table-cell>
          <table:table-cell table:style-name="TableCell24" table:number-columns-spanned="2">
            <text:p text:style-name="P25"><text:span text:style-name="T26">Браузер:<text:s/></text:span><text:span text:style-name="T27">Electron 83</text:span></text:p>
          </table:table-cell>
          <table:covered-table-cell/>
        </table:table-row>
        <table:table-row table:style-name="TableRow28">
          <table:table-cell table:style-name="TableCell29">
            <text:p text:style-name="P30">Действие</text:p>
          </table:table-cell>
          <table:table-cell table:style-name="TableCell31">
            <text:p text:style-name="P32">Ожидаемый результат</text:p>
          </table:table-cell>
          <table:table-cell table:style-name="TableCell33">
            <text:p text:style-name="P34">Фактический результат/Комментарии</text:p>
          </table:table-cell>
        </table:table-row>
        <table:table-row table:style-name="TableRow35">
          <table:table-cell table:style-name="TableCell36">
            <text:p text:style-name="P37">1. При открытии страницы присутствует заголовок</text:p>
          </table:table-cell>
          <table:table-cell table:style-name="TableCell38">
            <text:p text:style-name="P39">1.<text:s/>Отображается заголовок<text:s/>страницы<text:s/>«Кредитный калькулятор»</text:p>
          </table:table-cell>
          <table:table-cell table:style-name="TableCell40">
            <text:p text:style-name="P41"><text:span text:style-name="T42">1.</text:span><text:span text:style-name="T43">Совпадает</text:span><text:span text:style-name="T44"><text:s/></text:span></text:p>
            <text:p text:style-name="P45"/>
          </table:table-cell>
        </table:table-row>
      </table:table>
      <text:p text:style-name="P46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<text:span text:style-name="T54">UI</text:span><text:span text:style-name="T55"><text:s/></text:span><text:span text:style-name="T56">-</text:span><text:span text:style-name="T57"><text:s/></text:span><text:span text:style-name="T58">2</text:span></text:p>
          </table:table-cell>
          <table:table-cell table:style-name="TableCell59" table:number-columns-spanned="2">
            <text:p text:style-name="P60">Проверка выделения чек-бокса<text:s/>«Учитывать инфляцию»</text:p>
          </table:table-cell>
          <table:covered-table-cell/>
        </table:table-row>
        <table:table-row table:style-name="TableRow61">
          <table:table-cell table:style-name="TableCell62">
            <text:p text:style-name="P63">Цель этапа</text:p>
          </table:table-cell>
          <table:table-cell table:style-name="TableCell64" table:number-columns-spanned="2">
            <text:p text:style-name="P65">Проверить<text:s/>выбор чек-бокса «Учитывать инфляцию»</text:p>
          </table:table-cell>
          <table:covered-table-cell/>
        </table:table-row>
        <table:table-row table:style-name="TableRow66">
          <table:table-cell table:style-name="TableCell67">
            <text:p text:style-name="P68">Условия тестирования</text:p>
          </table:table-cell>
          <table:table-cell table:style-name="TableCell69" table:number-columns-spanned="2">
            <text:p text:style-name="P70"><text:span text:style-name="T71">Браузер:<text:s/></text:span><text:span text:style-name="T72">Electron 83</text:span></text:p>
          </table:table-cell>
          <table:covered-table-cell/>
        </table:table-row>
        <table:table-row table:style-name="TableRow73">
          <table:table-cell table:style-name="TableCell74">
            <text:p text:style-name="P75">Действие</text:p>
          </table:table-cell>
          <table:table-cell table:style-name="TableCell76">
            <text:p text:style-name="P77">Ожидаемый результат</text:p>
          </table:table-cell>
          <table:table-cell table:style-name="TableCell78">
            <text:p text:style-name="P79">Фактический результат/Комментарии</text:p>
          </table:table-cell>
        </table:table-row>
        <table:table-row table:style-name="TableRow80">
          <table:table-cell table:style-name="TableCell81">
            <text:p text:style-name="P82">1. Кликнуть на чек-бокс «Учитывать инфляцию»</text:p>
            <text:p text:style-name="P83">2.Кликнуть на кнопку «Рассчитать»</text:p>
            <text:p text:style-name="P84"/>
          </table:table-cell>
          <table:table-cell table:style-name="TableCell85">
            <text:p text:style-name="P86">1.<text:s/>Чек-бокс «Учитывать инфляцию»<text:s/>доступен и помечается галочкой<text:s/></text:p>
            <text:p text:style-name="P87">2.<text:s/>После нажатия кнопки появляется появились поля «Всего платежей с учетом инфляции» и</text:p>
            <text:p text:style-name="P88">«Переплата с учетом инфляции»</text:p>
          </table:table-cell>
          <table:table-cell table:style-name="TableCell89">
            <text:p text:style-name="P90">1.Совпадает</text:p>
            <text:p text:style-name="P91"><text:span text:style-name="T92">2.</text:span><text:span text:style-name="T93">Совпадает</text:span></text:p>
          </table:table-cell>
        </table:table-row>
      </table:table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<text:span text:style-name="T102">UI</text:span><text:span text:style-name="T103"><text:s/>-<text:s/></text:span><text:span text:style-name="T104">3</text:span></text:p>
          </table:table-cell>
          <table:table-cell table:style-name="TableCell105" table:number-columns-spanned="2">
            <text:p text:style-name="P106">Внесение в поле «Сумма» некорректных значений</text:p>
          </table:table-cell>
          <table:covered-table-cell/>
        </table:table-row>
        <table:table-row table:style-name="TableRow107">
          <table:table-cell table:style-name="TableCell108">
            <text:p text:style-name="P109">Цель этапа</text:p>
          </table:table-cell>
          <table:table-cell table:style-name="TableCell110" table:number-columns-spanned="2">
            <text:p text:style-name="P111"><text:span text:style-name="T112">Проверить ввод значений в поле «Сумма»</text:span></text:p>
          </table:table-cell>
          <table:covered-table-cell/>
        </table:table-row>
        <table:table-row table:style-name="TableRow113">
          <table:table-cell table:style-name="TableCell114">
            <text:p text:style-name="P115">Условия тестирования</text:p>
          </table:table-cell>
          <table:table-cell table:style-name="TableCell116" table:number-columns-spanned="2">
            <text:p text:style-name="P117"><text:span text:style-name="T118">Браузер:<text:s/></text:span><text:span text:style-name="T119">Electron 83</text:span></text:p>
          </table:table-cell>
          <table:covered-table-cell/>
        </table:table-row>
        <table:table-row table:style-name="TableRow120">
          <table:table-cell table:style-name="TableCell121">
            <text:p text:style-name="P122">Действие</text:p>
          </table:table-cell>
          <table:table-cell table:style-name="TableCell123">
            <text:p text:style-name="P124">Ожидаемый результат</text:p>
          </table:table-cell>
          <table:table-cell table:style-name="TableCell125">
            <text:p text:style-name="P126">Фактический результат/Комментарии</text:p>
          </table:table-cell>
        </table:table-row>
        <table:table-row table:style-name="TableRow127">
          <table:table-cell table:style-name="TableCell128">
            <text:p text:style-name="P129">1. Внести в поле «Суммы»</text:p>
            <text:p text:style-name="P130">2.<text:s/>Кликнуть на кнопку «Рассчитать»</text:p>
          </table:table-cell>
          <table:table-cell table:style-name="TableCell131">
            <text:p text:style-name="P132">1.<text:s/>Вводится сумма в поле «Сумма»</text:p>
            <text:p text:style-name="P133">2.<text:s/>После нажатия<text:s/>на кнопку «Рассчитать» видим результат в графе «Всего платежей»<text:s/>*</text:p>
          </table:table-cell>
          <table:table-cell table:style-name="TableCell134">
            <text:p text:style-name="P135">1.Совпадает</text:p>
            <text:p text:style-name="P136">2.<text:s/>Совпадает</text:p>
          </table:table-cell>
        </table:table-row>
      </table:table>
      <text:p text:style-name="P137">*не знаю реализацию расчетов</text:p>
      <text:p text:style-name="Normal"><text:span text:style-name="T138">API</text:span><text:span text:style-name="T139"><text:s/></text:span><text:span text:style-name="T140">tests</text:span></text:p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<text:span text:style-name="T148">API</text:span><text:span text:style-name="T149"><text:s/></text:span><text:span text:style-name="T150">-</text:span><text:span text:style-name="T151">1</text:span></text:p>
          </table:table-cell>
          <table:table-cell table:style-name="TableCell152" table:number-columns-spanned="2">
            <text:p text:style-name="P153">Загрузка начальной страницы</text:p>
          </table:table-cell>
          <table:covered-table-cell/>
        </table:table-row>
        <table:table-row table:style-name="TableRow154">
          <table:table-cell table:style-name="TableCell155">
            <text:p text:style-name="P156">Цель этапа</text:p>
          </table:table-cell>
          <table:table-cell table:style-name="TableCell157" table:number-columns-spanned="2">
            <text:p text:style-name="P158">Доступность ресурса</text:p>
          </table:table-cell>
          <table:covered-table-cell/>
        </table:table-row>
        <table:table-row table:style-name="TableRow159">
          <table:table-cell table:style-name="TableCell160">
            <text:p text:style-name="P161">Условия тестирования</text:p>
          </table:table-cell>
          <table:table-cell table:style-name="TableCell162" table:number-columns-spanned="2">
            <text:p text:style-name="P163"><text:span text:style-name="T164">Браузер:<text:s/></text:span><text:span text:style-name="T165">Electron 83</text:span></text:p>
          </table:table-cell>
          <table:covered-table-cell/>
        </table:table-row>
        <table:table-row table:style-name="TableRow166">
          <table:table-cell table:style-name="TableCell167">
            <text:p text:style-name="P168">Действие</text:p>
          </table:table-cell>
          <table:table-cell table:style-name="TableCell169">
            <text:p text:style-name="P170">Ожидаемый результат</text:p>
          </table:table-cell>
          <table:table-cell table:style-name="TableCell171">
            <text:p text:style-name="P172">Фактический результат/Комментарии</text:p>
          </table:table-cell>
        </table:table-row>
        <table:table-row table:style-name="TableRow173">
          <table:table-cell table:style-name="TableCell174">
            <text:p text:style-name="P175">1. Переход на сайт<text:s/>(https://fincalculator.ru/kreditnyj-kalkulyator)</text:p>
          </table:table-cell>
          <table:table-cell table:style-name="TableCell176">
            <text:p text:style-name="P177"><text:span text:style-name="T178">1.</text:span><text:span text:style-name="T179"><text:s/></text:span><text:span text:style-name="T180">Get</text:span><text:span text:style-name="T181">-<text:s/></text:span><text:span text:style-name="T182">з</text:span><text:span text:style-name="T183">апрос выполнен успешно (код 200)</text:span></text:p>
          </table:table-cell>
          <table:table-cell table:style-name="TableCell184">
            <text:p text:style-name="P185">1. Совпадает</text:p>
          </table:table-cell>
        </table:table-row>
      </table:table>
      <text:p text:style-name="P186"/>
      <text:p text:style-name="P187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><text:span text:style-name="T195">*</text:span><text:span text:style-name="T196">API</text:span><text:span text:style-name="T197"><text:s/></text:span><text:span text:style-name="T198">-</text:span><text:span text:style-name="T199">2</text:span></text:p>
          </table:table-cell>
          <table:table-cell table:style-name="TableCell200" table:number-columns-spanned="2">
            <text:p text:style-name="P201"><text:span text:style-name="T202">Отправка<text:s/></text:span><text:span text:style-name="T203">Post</text:span><text:span text:style-name="T204">-запроса с несколькими параметрами</text:span></text:p>
          </table:table-cell>
          <table:covered-table-cell/>
        </table:table-row>
        <table:table-row table:style-name="TableRow205">
          <table:table-cell table:style-name="TableCell206">
            <text:p text:style-name="P207">Цель этапа</text:p>
          </table:table-cell>
          <table:table-cell table:style-name="TableCell208" table:number-columns-spanned="2">
            <text:p text:style-name="P209">Проверка отправки данных в поля «Сумма», «Срок», «Ставка»</text:p>
          </table:table-cell>
          <table:covered-table-cell/>
        </table:table-row>
        <table:table-row table:style-name="TableRow210">
          <table:table-cell table:style-name="TableCell211">
            <text:p text:style-name="P212">Условия тестирования</text:p>
          </table:table-cell>
          <table:table-cell table:style-name="TableCell213" table:number-columns-spanned="2">
            <text:p text:style-name="P214"><text:span text:style-name="T215">Браузер:<text:s/></text:span><text:span text:style-name="T216">Electron 83</text:span></text:p>
          </table:table-cell>
          <table:covered-table-cell/>
        </table:table-row>
        <table:table-row table:style-name="TableRow217">
          <table:table-cell table:style-name="TableCell218">
            <text:p text:style-name="P219">Действие</text:p>
          </table:table-cell>
          <table:table-cell table:style-name="TableCell220">
            <text:p text:style-name="P221">Ожидаемый результат</text:p>
          </table:table-cell>
          <table:table-cell table:style-name="TableCell222">
            <text:p text:style-name="P223">Фактический результат/Комментарии</text:p>
          </table:table-cell>
        </table:table-row>
        <table:table-row table:style-name="TableRow224">
          <table:table-cell table:style-name="TableCell225">
            <text:p text:style-name="P226">1.Отправка запроса</text:p>
            <text:soft-page-break/>
            <text:p text:style-name="P227">2. Проверка ответа</text:p>
          </table:table-cell>
          <table:table-cell table:style-name="TableCell228">
            <text:p text:style-name="P229">1.Отпрака данных полей<text:s/></text:p>
            <text:soft-page-break/>
            <text:p text:style-name="P230">«Сумма», «Срок», «Ставка»</text:p>
            <text:p text:style-name="P231">2. Проверка ответа</text:p>
          </table:table-cell>
          <table:table-cell table:style-name="TableCell232">
            <text:p text:style-name="P233">1. Совпадает</text:p>
            <text:soft-page-break/>
            <text:p text:style-name="P234">2. не работают (неправильно написан Assertions)</text:p>
          </table:table-cell>
        </table:table-row>
      </table:table>
      <text:p text:style-name="P235"/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><text:span text:style-name="T243">*</text:span><text:span text:style-name="T244">API</text:span><text:span text:style-name="T245"><text:s/></text:span><text:span text:style-name="T246">- 3</text:span></text:p>
          </table:table-cell>
          <table:table-cell table:style-name="TableCell247" table:number-columns-spanned="2">
            <text:p text:style-name="P248"><text:span text:style-name="T249">Отправка<text:s/></text:span><text:span text:style-name="T250">Post</text:span><text:span text:style-name="T251">-запроса с одним параметром</text:span></text:p>
          </table:table-cell>
          <table:covered-table-cell/>
        </table:table-row>
        <table:table-row table:style-name="TableRow252">
          <table:table-cell table:style-name="TableCell253">
            <text:p text:style-name="P254">Цель этапа</text:p>
          </table:table-cell>
          <table:table-cell table:style-name="TableCell255" table:number-columns-spanned="2">
            <text:p text:style-name="P256">Проверка отправки данных в поле «Сумма»</text:p>
          </table:table-cell>
          <table:covered-table-cell/>
        </table:table-row>
        <table:table-row table:style-name="TableRow257">
          <table:table-cell table:style-name="TableCell258">
            <text:p text:style-name="P259">Условия тестирования</text:p>
          </table:table-cell>
          <table:table-cell table:style-name="TableCell260" table:number-columns-spanned="2">
            <text:p text:style-name="P261"><text:span text:style-name="T262">Браузер:<text:s/></text:span><text:span text:style-name="T263">Electron 83</text:span></text:p>
          </table:table-cell>
          <table:covered-table-cell/>
        </table:table-row>
        <table:table-row table:style-name="TableRow264">
          <table:table-cell table:style-name="TableCell265">
            <text:p text:style-name="P266">Действие</text:p>
          </table:table-cell>
          <table:table-cell table:style-name="TableCell267">
            <text:p text:style-name="P268">Ожидаемый результат</text:p>
          </table:table-cell>
          <table:table-cell table:style-name="TableCell269">
            <text:p text:style-name="P270">Фактический результат/Комментарии</text:p>
          </table:table-cell>
        </table:table-row>
        <table:table-row table:style-name="TableRow271">
          <table:table-cell table:style-name="TableCell272">
            <text:p text:style-name="P273">1.Отправка запроса</text:p>
            <text:p text:style-name="P274">2. Проверка ответа</text:p>
          </table:table-cell>
          <table:table-cell table:style-name="TableCell275">
            <text:p text:style-name="P276">1.<text:s/>Отпрака данных полей<text:s/></text:p>
            <text:p text:style-name="P277">«Сумма»</text:p>
            <text:p text:style-name="P278">2. Проверка ответа</text:p>
          </table:table-cell>
          <table:table-cell table:style-name="TableCell279">
            <text:p text:style-name="P280">1. Совпадает</text:p>
            <text:p text:style-name="P281">2. не работают (неправильно написан Assertions)</text:p>
          </table:table-cell>
        </table:table-row>
      </table:table>
      <text:p text:style-name="P282">*Не знаю почему не работают<text:s/></text:p>
      <text:p text:style-name="P283"/>
      <text:p text:style-name="Normal"><text:span text:style-name="T284">Иногда тесты выдают</text:span><text:span text:style-name="T285"><text:s/></text:span><text:span text:style-name="T286">ошибку<text:s/></text:span><text:span text:style-name="T287">(</text:span><text:span text:style-name="T288">POST</text:span><text:span text:style-name="T289"><text:s/>503 /</text:span><text:span text:style-name="T290">statistic</text:span><text:span text:style-name="T291">/</text:span><text:span text:style-name="T292">AdLoaded</text:span><text:span text:style-name="T293">)</text:span><text:span text:style-name="T294">.</text:span></text:p>
      <text:p text:style-name="P295"/>
      <text:p text:style-name="P2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Учетная запись Майкрософт</meta:initial-creator>
    <dc:creator>word</dc:creator>
    <meta:creation-date>2020-08-24T16:53:00Z</meta:creation-date>
    <dc:date>2020-08-24T16:53:00Z</dc:date>
    <meta:template xlink:href="Normal" xlink:type="simple"/>
    <meta:editing-cycles>2</meta:editing-cycles>
    <meta:editing-duration>PT0S</meta:editing-duration>
    <meta:document-statistic meta:page-count="3" meta:paragraph-count="4" meta:word-count="368" meta:character-count="2462" meta:row-count="17" meta:non-whitespace-character-count="2098"/>
  </office:meta>
</office:document-meta>
</file>